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table:number-columns-repeated="3"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)" office:value-type="float" office:value="77900">
            <text:p>779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54000">
            <text:p>540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table:number-columns-repeated="4"/>
          <table:table-cell table:style-name="ce2" table:formula="of:=SUM([.B59:.F59])" office:value-type="float" office:value="7100">
            <text:p>7100</text:p>
          </table:table-cell>
          <table:table-cell table:formula="of:=SUM([.B82:.F82])" office:value-type="float" office:value="355">
            <text:p>355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0">
            <text:p>0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82:.F82])" office:value-type="float" office:value="355">
            <text:p>355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82:.F82])" office:value-type="float" office:value="355">
            <text:p>355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5">
          <table:table-cell/>
          <table:table-cell office:value-type="string">
            <text:p>-Taron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82:.F82])" office:value-type="float" office:value="355">
            <text:p>355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355">
            <text:p>355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B82])" office:value-type="float" office:value="355">
            <text:p>355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82:.E82])" office:value-type="float" office:value="355">
            <text:p>355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D82];[.F82])" office:value-type="float" office:value="355">
            <text:p>355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355">
            <text:p>355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355">
            <text:p>355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355">
            <text:p>355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0">
            <text:p>0</text:p>
          </table:table-cell>
          <table:table-cell table:formula="of:=[.D59]/21" office:value-type="float" office:value="0">
            <text:p>0</text:p>
          </table:table-cell>
          <table:table-cell table:formula="of:=[.E59]/19" office:value-type="float" office:value="0">
            <text:p>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1])" office:value-type="float" office:value="7100">
            <text:p>71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8">04/18/2016</text:date>, <text:time>14:43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18T14:43:06</dc:date>
    <meta:editing-duration>P6DT8H48S</meta:editing-duration>
    <meta:editing-cycles>2259</meta:editing-cycles>
    <meta:generator>OpenOffice/4.1.1$Unix OpenOffice.org_project/411m6$Build-9775</meta:generator>
    <dc:creator>Hasmik Dabaghyan</dc:creator>
    <meta:document-statistic meta:table-count="13" meta:cell-count="5548" meta:object-count="0"/>
  </office:meta>
</office:document-meta>
</file>